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D40000006F47A21F00DBA3F9DD.png" manifest:media-type="image/png"/>
  <manifest:file-entry manifest:full-path="Pictures/10000901000015F000000B773C39DF67A327754D.svg" manifest:media-type="image/svg+xml"/>
  <manifest:file-entry manifest:full-path="Pictures/10000201000000D40000006FDD78A99758373C5A.png" manifest:media-type="image/png"/>
  <manifest:file-entry manifest:full-path="Pictures/10000901000015F000000B77E0595263AC1DDC4E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8dc75" draw:textarea-horizontal-align="justify" draw:textarea-vertical-align="middle" draw:auto-grow-height="false" fo:min-height="2.575cm" fo:min-width="1.901cm"/>
    </style:style>
    <style:style style:name="gr2" style:family="graphic" style:parent-style-name="standard">
      <style:graphic-properties draw:fill-color="#000000" draw:textarea-horizontal-align="justify" draw:textarea-vertical-align="middle" draw:auto-grow-height="false" fo:min-height="0.16cm" fo:min-width="0cm"/>
    </style:style>
    <style:style style:name="gr3" style:family="graphic" style:parent-style-name="standard">
      <style:graphic-properties draw:fill="solid" draw:fill-color="#d2a41f" draw:textarea-horizontal-align="justify" draw:textarea-vertical-align="middle" draw:auto-grow-height="false" fo:min-height="2.575cm" fo:min-width="1.901cm"/>
    </style:style>
    <style:style style:name="gr4" style:family="graphic" style:parent-style-name="standard">
      <style:graphic-properties draw:fill="solid" draw:fill-color="#ffffff" draw:textarea-horizontal-align="justify" draw:textarea-vertical-align="middle" draw:auto-grow-height="false" fo:min-height="2.575cm" fo:min-width="1.901cm"/>
    </style:style>
    <style:style style:name="gr5" style:family="graphic" style:parent-style-name="standard">
      <style:graphic-properties draw:fill-color="#000000" draw:textarea-horizontal-align="justify" draw:textarea-vertical-align="middle" draw:auto-grow-height="false" fo:min-height="0.15cm" fo:min-width="1.9cm"/>
    </style:style>
    <style:style style:name="gr6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solid" draw:fill-color="#f8dc75"/>
      <style:paragraph-properties fo:text-align="center"/>
    </style:style>
    <style:style style:name="P2" style:family="paragraph">
      <loext:graphic-properties draw:fill-color="#000000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solid" draw:fill-color="#d2a41f"/>
      <style:paragraph-properties fo:text-align="center"/>
      <style:text-properties fo:font-size="20pt" style:font-size-asian="18pt" style:font-size-complex="18pt"/>
    </style:style>
    <style:style style:name="P5" style:family="paragraph">
      <loext:graphic-properties draw:fill="solid" draw:fill-color="#ffffff"/>
      <style:paragraph-properties fo:text-align="center"/>
      <style:text-properties fo:font-size="20pt" fo:font-weight="normal" style:font-size-asian="18pt" style:font-weight-asian="normal" style:font-size-complex="18pt" style:font-weight-complex="normal"/>
    </style:style>
    <style:style style:name="P6" style:family="paragraph">
      <loext:graphic-properties draw:fill="solid" draw:fill-color="#ffffff"/>
      <style:paragraph-properties fo:text-align="center"/>
      <style:text-properties fo:font-size="20pt" fo:font-weight="normal" style:font-size-asian="18pt" style:font-size-complex="18pt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fo:font-size="20pt" style:font-size-asian="18pt" style:font-size-complex="18pt"/>
    </style:style>
    <style:style style:name="T2" style:family="text">
      <style:text-properties fo:font-size="20pt" fo:font-weight="normal" style:font-size-asian="18pt" style:font-weight-asian="normal" style:font-size-complex="18pt" style:font-weight-complex="normal"/>
    </style:style>
    <style:style style:name="T3" style:family="text">
      <style:text-properties fo:font-size="20pt" fo:font-weight="normal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4cm" svg:height="3.2cm" svg:x="1.9cm" svg:y="3.1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" draw:text-style-name="P2" draw:layer="layout" svg:width="1.8cm" svg:height="1.8cm" svg:x="5.5cm" svg:y="3.7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347.36257634648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2.4cm" svg:height="3.2cm" svg:x="16.3cm" svg:y="3.1cm">
          <text:p text:style-name="P3"><text:span text:style-name="T1">Cipher</text:span><text:span text:style-name="T1"><text:line-break/></text:span><text:span text:style-name="T1">Text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4" draw:text-style-name="P5" draw:layer="layout" svg:width="2.4cm" svg:height="3.2cm" svg:x="1.901cm" svg:y="3.101cm">
          <text:p text:style-name="P3"><text:span text:style-name="T2">Plain</text:span><text:span text:style-name="T2"><text:line-break/></text:span><text:span text:style-name="T2">Text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path draw:style-name="gr5" draw:text-style-name="P2" draw:layer="layout" svg:width="2.399cm" svg:height="1.199cm" svg:x="12.7cm" svg:y="4.1cm" svg:viewBox="0 0 2400 1200" svg:d="M0 400v-400h2400v400zM0 1200v-400h2400v400z">
          <text:p/>
        </draw:path>
        <draw:custom-shape draw:style-name="gr3" draw:text-style-name="P4" draw:layer="layout" svg:width="2.4cm" svg:height="3.2cm" svg:x="1.9cm" svg:y="8.7cm">
          <text:p text:style-name="P3"><text:span text:style-name="T1">Cipher</text:span><text:span text:style-name="T1"><text:line-break/></text:span><text:span text:style-name="T1">Text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" draw:text-style-name="P2" draw:layer="layout" svg:width="1.8cm" svg:height="1.8cm" svg:x="5.5cm" svg:y="9.3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347.36257634648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path draw:style-name="gr5" draw:text-style-name="P2" draw:layer="layout" svg:width="2.399cm" svg:height="1.199cm" svg:x="12.7cm" svg:y="9.5cm" svg:viewBox="0 0 2400 1200" svg:d="M0 400v-400h2400v400zM0 1200v-400h2400v400z">
          <text:p/>
        </draw:path>
        <draw:custom-shape draw:style-name="gr4" draw:text-style-name="P6" draw:layer="layout" svg:width="2.4cm" svg:height="3.2cm" svg:x="16.3cm" svg:y="8.7cm">
          <text:p text:style-name="P3"><text:span text:style-name="T3">Plain</text:span><text:span text:style-name="T3"><text:line-break/></text:span><text:span text:style-name="T3">Text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6" draw:text-style-name="P7" draw:layer="layout" svg:width="3.445cm" svg:height="1.8cm" svg:x="7.924cm" svg:y="9.635cm">
          <draw:image xlink:href="Pictures/10000901000015F000000B77E0595263AC1DDC4E.svg" xlink:type="simple" xlink:show="embed" xlink:actuate="onLoad">
            <text:p text:style-name="P3"><text:line-break/><text:line-break/><text:line-break/>Private Key</text:p>
          </draw:image>
          <draw:image xlink:href="Pictures/10000201000000D40000006FDD78A99758373C5A.png" xlink:type="simple" xlink:show="embed" xlink:actuate="onLoad"/>
        </draw:frame>
        <draw:frame draw:style-name="gr6" draw:text-style-name="P7" draw:layer="layout" svg:width="3.405cm" svg:height="1.779cm" svg:x="7.9cm" svg:y="3.637cm">
          <draw:image xlink:href="Pictures/10000901000015F000000B773C39DF67A327754D.svg" xlink:type="simple" xlink:show="embed" xlink:actuate="onLoad">
            <text:p text:style-name="P3"><text:line-break/><text:line-break/><text:line-break/>Public Key</text:p>
          </draw:image>
          <draw:image xlink:href="Pictures/10000201000000D40000006F47A21F00DBA3F9DD.png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23T10:08:02.425351859</meta:creation-date>
    <dc:date>2018-03-23T10:59:42.311548466</dc:date>
    <meta:editing-duration>PT31M59S</meta:editing-duration>
    <meta:editing-cycles>2</meta:editing-cycles>
    <meta:generator>LibreOffice/5.1.6.2$Linux_X86_64 LibreOffice_project/10m0$Build-2</meta:generator>
    <meta:document-statistic meta:object-count="11"/>
  </office:meta>
</office:document-meta>
</file>